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4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24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6]-[.F1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7]-[.F1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8]-[.F1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9]-[.F1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0]-[.F2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1]-[.F2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21])" office:value-type="float" office:value="0" calcext:value-type="float">
            <text:p>-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7:23:41.6854704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7:23:41.686462714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08-01">00/00/0000</text:date></text:span><text:span text:style-name="MT5"><text:s/>- </text:span><text:span text:style-name="MT5"><text:time style:data-style-name="N2" text:time-value="17:23:41.687852005">00:00:00</text:time></text:span><text:span text:style-name="MT5"><text:time style:data-style-name="N2" text:time-value="17:23:41.687876438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8-01T17:24:31.525734309</dc:date>
    <meta:editing-cycles>698</meta:editing-cycles>
    <meta:editing-duration>PT1H9M23S</meta:editing-duration>
    <meta:print-date>2022-07-04T10:09:13.162219555</meta:print-date>
    <meta:document-statistic meta:table-count="1" meta:cell-count="150" meta:object-count="0"/>
    <meta:user-defined meta:name="Info 0"/>
    <meta:user-defined meta:name="Info 1"/>
    <meta:user-defined meta:name="Info 2"/>
    <meta:user-defined meta:name="Info 3"/>
  </office:meta>
</office:document-meta>
</file>